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1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4.81960784313704" calcext:value-type="float">
            <text:p>4.8196078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4.85735294117627" calcext:value-type="float">
            <text:p>4.8573529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5.03823529411746" calcext:value-type="float">
            <text:p>5.038235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8.62598039215637" calcext:value-type="float">
            <text:p>8.62598039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10.8245098039211" calcext:value-type="float">
            <text:p>10.8245098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15.7970588235288" calcext:value-type="float">
            <text:p>15.7970588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10.7833333333329" calcext:value-type="float">
            <text:p>10.78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18.4558823529403" calcext:value-type="float">
            <text:p>18.45588235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23.7274509803917" calcext:value-type="float">
            <text:p>23.72745098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24.6205882352937" calcext:value-type="float">
            <text:p>24.62058823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23.4769607843132" calcext:value-type="float">
            <text:p>23.47696078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29.6901960784312" calcext:value-type="float">
            <text:p>29.69019607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37.4117647058826" calcext:value-type="float">
            <text:p>37.41176470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39.3921568627451" calcext:value-type="float">
            <text:p>39.3921568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38.0367647058823" calcext:value-type="float">
            <text:p>38.03676470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40.2269607843137" calcext:value-type="float">
            <text:p>40.22696078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70.1024509803922" calcext:value-type="float">
            <text:p>70.10245098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69.7352941176473" calcext:value-type="float">
            <text:p>69.73529411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75.4102941176469" calcext:value-type="float">
            <text:p>75.41029411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76.8651960784303" calcext:value-type="float">
            <text:p>76.86519607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89.4897058823494" calcext:value-type="float">
            <text:p>89.48970588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76.8803921568625" calcext:value-type="float">
            <text:p>76.88039215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0.8803921568585" calcext:value-type="float">
            <text:p>90.88039215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1.1700980392116" calcext:value-type="float">
            <text:p>91.17009803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7.0568627450918" calcext:value-type="float">
            <text:p>97.05686274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6.7568627450908" calcext:value-type="float">
            <text:p>96.75686274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5.5348039215614" calcext:value-type="float">
            <text:p>95.53480392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8.6524509803889" calcext:value-type="float">
            <text:p>98.65245098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6:21:37.781032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3T16:22:08.017001012</dc:date>
    <meta:editing-duration>PT8M59S</meta:editing-duration>
    <meta:editing-cycles>8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81960784313704">
                <text:p>4.81960784313704</text:p>
              </table:table-cell>
              <table:table-cell office:value-type="float" office:value="4.85735294117627">
                <text:p>4.85735294117627</text:p>
              </table:table-cell>
              <table:table-cell office:value-type="float" office:value="5.03823529411746">
                <text:p>5.03823529411746</text:p>
              </table:table-cell>
              <table:table-cell office:value-type="float" office:value="8.62598039215637">
                <text:p>8.625980392156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8245098039211">
                <text:p>10.8245098039211</text:p>
              </table:table-cell>
              <table:table-cell office:value-type="float" office:value="15.7970588235288">
                <text:p>15.7970588235288</text:p>
              </table:table-cell>
              <table:table-cell office:value-type="float" office:value="10.7833333333329">
                <text:p>10.7833333333329</text:p>
              </table:table-cell>
              <table:table-cell office:value-type="float" office:value="18.4558823529403">
                <text:p>18.45588235294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.7274509803917">
                <text:p>23.7274509803917</text:p>
              </table:table-cell>
              <table:table-cell office:value-type="float" office:value="24.6205882352937">
                <text:p>24.6205882352937</text:p>
              </table:table-cell>
              <table:table-cell office:value-type="float" office:value="23.4769607843132">
                <text:p>23.4769607843132</text:p>
              </table:table-cell>
              <table:table-cell office:value-type="float" office:value="29.6901960784312">
                <text:p>29.69019607843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7.4117647058826">
                <text:p>37.4117647058826</text:p>
              </table:table-cell>
              <table:table-cell office:value-type="float" office:value="39.3921568627451">
                <text:p>39.3921568627451</text:p>
              </table:table-cell>
              <table:table-cell office:value-type="float" office:value="38.0367647058823">
                <text:p>38.0367647058823</text:p>
              </table:table-cell>
              <table:table-cell office:value-type="float" office:value="40.2269607843137">
                <text:p>40.226960784313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0.1024509803922">
                <text:p>70.1024509803922</text:p>
              </table:table-cell>
              <table:table-cell office:value-type="float" office:value="69.7352941176473">
                <text:p>69.7352941176473</text:p>
              </table:table-cell>
              <table:table-cell office:value-type="float" office:value="75.4102941176469">
                <text:p>75.4102941176469</text:p>
              </table:table-cell>
              <table:table-cell office:value-type="float" office:value="76.8651960784303">
                <text:p>76.86519607843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9.4897058823494">
                <text:p>89.4897058823494</text:p>
              </table:table-cell>
              <table:table-cell office:value-type="float" office:value="76.8803921568625">
                <text:p>76.8803921568625</text:p>
              </table:table-cell>
              <table:table-cell office:value-type="float" office:value="90.8803921568585">
                <text:p>90.8803921568585</text:p>
              </table:table-cell>
              <table:table-cell office:value-type="float" office:value="91.1700980392116">
                <text:p>91.17009803921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7.0568627450918">
                <text:p>97.0568627450918</text:p>
              </table:table-cell>
              <table:table-cell office:value-type="float" office:value="96.7568627450908">
                <text:p>96.7568627450908</text:p>
              </table:table-cell>
              <table:table-cell office:value-type="float" office:value="95.5348039215614">
                <text:p>95.5348039215614</text:p>
              </table:table-cell>
              <table:table-cell office:value-type="float" office:value="98.6524509803889">
                <text:p>98.6524509803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647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81960784313704">
                <text:p>4.81960784313704</text:p>
              </table:table-cell>
              <table:table-cell office:value-type="float" office:value="4.85735294117627">
                <text:p>4.85735294117627</text:p>
              </table:table-cell>
              <table:table-cell office:value-type="float" office:value="5.03823529411746">
                <text:p>5.03823529411746</text:p>
              </table:table-cell>
              <table:table-cell office:value-type="float" office:value="3">
                <text:p>3</text:p>
              </table:table-cell>
              <table:table-cell office:value-type="float" office:value="8.62598039215637">
                <text:p>8.625980392156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8245098039211">
                <text:p>10.8245098039211</text:p>
              </table:table-cell>
              <table:table-cell office:value-type="float" office:value="15.7970588235288">
                <text:p>15.7970588235288</text:p>
              </table:table-cell>
              <table:table-cell office:value-type="float" office:value="10.7833333333329">
                <text:p>10.7833333333329</text:p>
              </table:table-cell>
              <table:table-cell office:value-type="float" office:value="6">
                <text:p>6</text:p>
              </table:table-cell>
              <table:table-cell office:value-type="float" office:value="18.4558823529403">
                <text:p>18.45588235294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.7274509803917">
                <text:p>23.7274509803917</text:p>
              </table:table-cell>
              <table:table-cell office:value-type="float" office:value="24.6205882352937">
                <text:p>24.6205882352937</text:p>
              </table:table-cell>
              <table:table-cell office:value-type="float" office:value="23.4769607843132">
                <text:p>23.4769607843132</text:p>
              </table:table-cell>
              <table:table-cell office:value-type="float" office:value="9">
                <text:p>9</text:p>
              </table:table-cell>
              <table:table-cell office:value-type="float" office:value="29.6901960784312">
                <text:p>29.6901960784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